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2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2.4138in"/>
    </style:style>
    <style:style style:name="co5" style:family="table-column">
      <style:table-column-properties fo:break-before="auto" style:column-width="2.2736in"/>
    </style:style>
    <style:style style:name="co6" style:family="table-column">
      <style:table-column-properties fo:break-before="auto" style:column-width="2.5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984in" fo:break-before="auto" style:use-optimal-row-height="true"/>
    </style:style>
    <style:style style:name="ro3" style:family="table-row">
      <style:table-row-properties style:row-height="0.8291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ypuntuation</text:p>
          </table:table-cell>
        </table:table-row>
        <table:table-row table:style-name="ro2">
          <table:table-cell office:value-type="string" calcext:value-type="string">
            <text:p>Estimating Respiratory Rate in Post-Anesthesia </text:p>
            <text:p>CareUnit Patients Using Infrared Thermography: </text:p>
            <text:p>AnObservational Stud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3390/s18051618" xlink:type="simple">https://sci-hub.st/10.3390/s18051618</text:a> </text:p>
          </table:table-cell>
          <table:table-cell office:value-type="string" calcext:value-type="string">
            <text:p>Aachen University, </text:p>
            <text:p>Germany</text:p>
          </table:table-cell>
          <table:table-cell office:value-type="string" calcext:value-type="string">
            <text:p>Tracking breathing curves </text:p>
            <text:p>Based on termography</text:p>
            <text:p>Sequential images. ROI</text:p>
            <text:p>Obtention, but not segmentation</text:p>
            <text:p>At all.  Disposition of acquisition </text:p>
            <text:p>Hardware is kind of similar to our</text:p>
            <text:p>Target. Segmentation algorithm, </text:p>
            <text:p>Not AI at all.</text:p>
          </table:table-cell>
          <table:table-cell office:value-type="string" calcext:value-type="string">
            <text:p>4.5/10</text:p>
          </table:table-cell>
        </table:table-row>
        <table:table-row table:style-name="ro3">
          <table:table-cell office:value-type="string" calcext:value-type="string">
            <text:p>Detection of Breast Abnormalities of </text:p>
            <text:p>Thermogramsbased on a New </text:p>
            <text:p>Segmentation Metho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5439/2015F318" xlink:type="simple">https://sci-hub.st/10.15439/2015F318</text:a> </text:p>
          </table:table-cell>
          <table:table-cell office:value-type="string" calcext:value-type="string">
            <text:p>Scientific Research </text:p>
            <text:p>Group in Egypt, </text:p>
          </table:table-cell>
          <table:table-cell office:value-type="string" calcext:value-type="string">
            <text:p>100% accuracy</text:p>
            <text:p>Feature extraction, then SVM.</text:p>
            <text:p>Square ROI segmentation but </text:p>
            <text:p>not pure segmentation at all. </text:p>
            <text:p>Segmentation is made by an </text:p>
            <text:p>Algorithm. No AI at all.</text:p>
          </table:table-cell>
          <table:table-cell table:style-name="ce1" office:value-type="string" calcext:value-type="string">
            <text:p>5.8/10</text:p>
          </table:table-cell>
        </table:table-row>
        <table:table-row table:style-name="ro4">
          <table:table-cell office:value-type="string" calcext:value-type="string">
            <text:p>Image Segmentation and Asymmetry Analysis of </text:p>
            <text:p>Breast Thermograms for Tumor Detec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citeseerx.ist.psu.edu/viewdoc/download?doi=10.1.1.258.8069&amp;rep=rep1&amp;type=pdf" xlink:type="simple">https://citeseerx.ist.psu.edu/viewdoc/download?doi=10.1.1.258.8069&amp;rep=rep1&amp;type=pdf</text:a> 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Automatic obtention of ROI but</text:p>
            <text:p>Algorithm has no AI. Matlab GUI.</text:p>
          </table:table-cell>
          <table:table-cell office:value-type="string" calcext:value-type="string">
            <text:p>5.5/10</text:p>
          </table:table-cell>
        </table:table-row>
        <table:table-row table:style-name="ro3">
          <table:table-cell office:value-type="string" calcext:value-type="string">
            <text:p>Breast Infrared Thermography Segmentation </text:p>
            <text:p>Based on Adaptive Tuning of a Fully Convolutional </text:p>
            <text:p>Network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www.ingentaconnect.com/contentone/ben/cmir/2020/00000016/00000005/art00018" xlink:type="simple">https://www.ingentaconnect.com/contentone/ben/cmir/2020/00000016/00000005/art00018</text:a> </text:p>
          </table:table-cell>
          <table:table-cell office:value-type="string" calcext:value-type="string">
            <text:p>Alexandria University, </text:p>
            <text:p>Alexandria, Egypt</text:p>
          </table:table-cell>
          <table:table-cell office:value-type="string" calcext:value-type="string">
            <text:p>????</text:p>
            <text:p>Pending to hack</text:p>
            <text:p>97.986% accuracy; 98.36% </text:p>
            <text:p>sensitivity and 97.61% specificity </text:p>
            <text:p>compared to hand-crafted </text:p>
            <text:p>Segmentation methods. </text:p>
          </table:table-cell>
          <table:table-cell office:value-type="string" calcext:value-type="string">
            <text:p>?/10</text:p>
          </table:table-cell>
        </table:table-row>
        <table:table-row table:style-name="ro5">
          <table:table-cell office:value-type="string" calcext:value-type="string">
            <text:p>Computerized breast thermography: </text:p>
            <text:p>study of image segmentation and temperature </text:p>
            <text:p>Cyclic variatio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080/03091900010022247" xlink:type="simple">https://sci-hub.st/10.1080/03091900010022247</text:a>   </text:p>
          </table:table-cell>
          <table:table-cell office:value-type="string" calcext:value-type="string">
            <text:p>Nanyang TechnologicalUniversity, </text:p>
            <text:p>50 Nanyang Avenue, Singapore</text:p>
          </table:table-cell>
          <table:table-cell office:value-type="string" calcext:value-type="string">
            <text:p>Handcrafted segmentation algorithm.</text:p>
            <text:p>Totally obsolete methods.</text:p>
          </table:table-cell>
          <table:table-cell office:value-type="string" calcext:value-type="string">
            <text:p>2.2/10</text:p>
          </table:table-cell>
        </table:table-row>
        <table:table-row table:style-name="ro4">
          <table:table-cell office:value-type="string" calcext:value-type="string">
            <text:p>A new methodology for gray-scale character </text:p>
            <text:p>Segmentation and recognition.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541415" xlink:type="simple">https://ieeexplore.ieee.org/abstract/document/541415</text:a> 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Way too old.</text:p>
          </table:table-cell>
          <table:table-cell table:style-name="ce2" office:value-type="string" calcext:value-type="string">
            <text:p>1.0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330594" xlink:type="simple">https://ieeexplore.ieee.org/abstract/document/9330594</text:a>   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UNHACKEAB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330594" xlink:type="simple">https://ieeexplore.ieee.org/abstract/document/9330594</text:a>   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UNHACKEABLE</text:p>
          </table:table-cell>
          <table:table-cell/>
        </table:table-row>
        <table:table-row table:style-name="ro4">
          <table:table-cell office:value-type="string" calcext:value-type="string">
            <text:p>UNet++: Redesigning Skip Connections to </text:p>
            <text:p>ExploitMultiscale Features in Image Segmentation</text:p>
          </table:table-cell>
          <table:table-cell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109/TMI.2019.2959609" xlink:type="simple">https://sci-hub.st/10.1109/TMI.2019.2959609</text:a> </text:p>
          </table:table-cell>
          <table:table-cell office:value-type="string" calcext:value-type="string">
            <text:p>Arizona State University, </text:p>
            <text:p>Scottsdale, US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109/42.974922" xlink:type="simple">https://sci-hub.st/10.1109/42.974922</text:a>  </text:p>
          </table:table-cell>
          <table:table-cell office:value-type="string" calcext:value-type="string">
            <text:p>auti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109/JSTSP.2008.2010631" xlink:type="simple">https://sci-hub.st/10.1109/JSTSP.2008.2010631</text:a> </text:p>
          </table:table-cell>
          <table:table-cell office:value-type="string" calcext:value-type="string">
            <text:p>auti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109/TMI.2013.2268424" xlink:type="simple">https://sci-hub.st/10.1109/TMI.2013.2268424</text:a> </text:p>
          </table:table-cell>
          <table:table-cell office:value-type="string" calcext:value-type="string">
            <text:p>auti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sci-hub.st/10.1109/42.929615" xlink:type="simple">https://sci-hub.st/10.1109/42.929615</text:a> </text:p>
          </table:table-cell>
          <table:table-cell office:value-type="string" calcext:value-type="string">
            <text:p>auti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115057" xlink:type="simple">https://ieeexplore.ieee.org/abstract/document/9115057</text:a> </text:p>
          </table:table-cell>
          <table:table-cell office:value-type="string" calcext:value-type="string">
            <text:p>auti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371667" xlink:type="simple">https://ieeexplore.ieee.org/abstract/document/9371667</text:a> </text:p>
          </table:table-cell>
          <table:table-cell office:value-type="string" calcext:value-type="string">
            <text:p>auti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265246" xlink:type="simple">https://ieeexplore.ieee.org/abstract/document/9265246</text:a> </text:p>
          </table:table-cell>
          <table:table-cell office:value-type="string" calcext:value-type="string">
            <text:p>auti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006924" xlink:type="simple">https://ieeexplore.ieee.org/abstract/document/9006924</text:a> </text:p>
          </table:table-cell>
          <table:table-cell office:value-type="string" calcext:value-type="string">
            <text:p>auti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ticle</text:p>
          </table:table-cell>
          <table:table-cell office:value-type="string" calcext:value-type="string">
            <text:p><text:a xlink:href="https://ieeexplore.ieee.org/abstract/document/9224622" xlink:type="simple">https://ieeexplore.ieee.org/abstract/document/9224622</text:a> </text:p>
          </table:table-cell>
          <table:table-cell office:value-type="string" calcext:value-type="string">
            <text:p>autis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a xlink:href="https://sci-hub.st/10.1016/j.ijrobp.2020.10.038" xlink:type="simple">https://sci-hub.st/10.1016/j.ijrobp.2020.10.038</text:a>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a xlink:href="https://sci-hub.st/10.1016/j.compbiomed.2012.12.012" xlink:type="simple">https://sci-hub.st/10.1016/j.compbiomed.2012.12.012</text:a>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 style:data-style-name="N2" text:time-value="11:12:36.565745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11:12:42.543662550</meta:creation-date>
    <meta:editing-duration>PT3H16M59S</meta:editing-duration>
    <meta:editing-cycles>7</meta:editing-cycles>
    <meta:generator>LibreOffice/7.1.4.2$Linux_X86_64 LibreOffice_project/10$Build-2</meta:generator>
    <dc:date>2021-07-11T17:01:37.723641988</dc:date>
    <meta:document-statistic meta:table-count="1" meta:cell-count="90" meta:object-count="0"/>
  </office:meta>
</office:document-meta>
</file>